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cc" draw:textarea-horizontal-align="justify" draw:textarea-vertical-align="middle" draw:auto-grow-height="false" fo:min-height="2.75cm" fo:min-width="0.999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333366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666699" draw:textarea-horizontal-align="justify" draw:textarea-vertical-align="middle" draw:auto-grow-height="false" fo:min-height="2.636cm" fo:min-width="0.887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b3" draw:textarea-horizontal-align="justify" draw:textarea-vertical-align="middle" draw:auto-grow-height="false" fo:min-height="0cm" fo:min-width="0.499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b3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333366" draw:textarea-horizontal-align="justify" draw:textarea-vertical-align="middle" draw:auto-grow-height="false" fo:min-height="0.127cm" fo:min-width="0.634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666699" draw:textarea-horizontal-align="justify" draw:textarea-vertical-align="middle" draw:auto-grow-height="false" fo:min-height="0cm" fo:min-width="0.499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666699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333366" draw:textarea-horizontal-align="justify" draw:textarea-vertical-align="middle" draw:auto-grow-height="false" fo:min-height="0cm" fo:min-width="0.652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666699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333366" draw:marker-start="" draw:marker-start-width="0.35cm" draw:marker-start-center="false" draw:marker-end="" draw:marker-end-width="0.35cm" draw:marker-end-center="false" draw:fill="solid" draw:fill-color="#004a4a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333366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333366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333366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333366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333366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333366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58fa58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ccc00" draw:textarea-horizontal-align="justify" draw:textarea-vertical-align="middle" draw:auto-grow-height="false" fo:min-height="2.75cm" fo:min-width="0.999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08019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00" draw:textarea-horizontal-align="justify" draw:textarea-vertical-align="middle" draw:auto-grow-height="false" fo:min-height="2.636cm" fo:min-width="0.887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b3" draw:textarea-horizontal-align="justify" draw:textarea-vertical-align="middle" draw:auto-grow-height="false" fo:min-height="0cm" fo:min-width="0.5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b3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08019" draw:textarea-horizontal-align="justify" draw:textarea-vertical-align="middle" draw:auto-grow-height="false" fo:min-height="0.126cm" fo:min-width="0.634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00" draw:textarea-horizontal-align="justify" draw:textarea-vertical-align="middle" draw:auto-grow-height="false" fo:min-height="0cm" fo:min-width="0.5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08019" draw:textarea-horizontal-align="justify" draw:textarea-vertical-align="middle" draw:auto-grow-height="false" fo:min-height="0cm" fo:min-width="0.651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808019" draw:marker-start="" draw:marker-start-width="0.35cm" draw:marker-start-center="false" draw:marker-end="" draw:marker-end-width="0.35cm" draw:marker-end-center="false" draw:fill="solid" draw:fill-color="#808019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808019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808019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808019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808019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808019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808019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58fa58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17.25cm" fo:min-width="9cm"/>
    </style:style>
    <style:style style:name="P1" style:family="paragraph">
      <loext:graphic-properties draw:fill="solid" draw:fill-color="#9999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3333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66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4a4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58fa5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c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80801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b3b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svg:title>Server (blue)</svg:title>
          <svg:desc>www.draw-shapes.de</svg:desc>
          <draw:custom-shape draw:style-name="gr1" draw:text-style-name="P1" draw:layer="layout" svg:width="2cm" svg:height="3.5cm" svg:x="1.75cm" svg:y="1.5cm">
            <draw:glue-point draw:id="10" svg:x="-1.25cm" svg:y="-5cm"/>
            <draw:glue-point draw:id="11" svg:x="0cm" svg:y="-5cm"/>
            <draw:glue-point draw:id="12" svg:x="2.5cm" svg:y="-5cm"/>
            <draw:glue-point draw:id="13" svg:x="3.75cm" svg:y="-5cm"/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18.2227221597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rect draw:style-name="gr2" draw:text-style-name="P2" draw:layer="layout" svg:width="1.499cm" svg:height="0.25cm" svg:x="1.75cm" svg:y="4.75cm">
            <text:p/>
          </draw:rect>
          <draw:custom-shape draw:style-name="gr3" draw:text-style-name="P3" draw:layer="layout" svg:width="1.499cm" svg:height="2.998cm" svg:x="1.75cm" svg:y="2.002cm">
            <draw:glue-point draw:id="4" svg:x="-3.331cm" svg:y="5cm"/>
            <draw:glue-point draw:id="5" svg:x="-1.663cm" svg:y="5cm"/>
            <draw:glue-point draw:id="6" svg:x="1.673cm" svg:y="5cm"/>
            <draw:glue-point draw:id="7" svg:x="3.341cm" svg:y="5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767.93867688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0.999cm" svg:height="0.176cm" svg:x="2.007cm" svg:y="2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cm" svg:height="0.083cm" svg:x="2.756cm" svg:y="2.5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74cm" svg:height="0.417cm" svg:x="1.916cm" svg:y="2.2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999cm" svg:height="0.176cm" svg:x="2.007cm" svg:y="2.3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25cm" svg:height="0.083cm" svg:x="2.756cm" svg:y="2.5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174cm" svg:height="0.242cm" svg:x="1.922cm" svg:y="2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0.25cm" svg:height="0.084cm" svg:x="2.007cm" svg:y="2.83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3.25cm" svg:y1="2.194cm" svg:x2="3.25cm" svg:y2="4.804cm">
            <text:p/>
          </draw:line>
          <draw:rect draw:style-name="gr12" draw:text-style-name="P2" draw:layer="layout" svg:width="0.831cm" svg:height="0.07cm" svg:x="2.083cm" svg:y="4.606cm">
            <text:p/>
          </draw:rect>
          <draw:rect draw:style-name="gr13" draw:text-style-name="P2" draw:layer="layout" svg:width="0.831cm" svg:height="0.069cm" svg:x="2.083cm" svg:y="4.476cm">
            <text:p/>
          </draw:rect>
          <draw:rect draw:style-name="gr14" draw:text-style-name="P2" draw:layer="layout" svg:width="0.831cm" svg:height="0.069cm" svg:x="2.084cm" svg:y="4.346cm">
            <text:p/>
          </draw:rect>
          <draw:rect draw:style-name="gr15" draw:text-style-name="P2" draw:layer="layout" svg:width="0.831cm" svg:height="0.069cm" svg:x="2.084cm" svg:y="4.217cm">
            <text:p/>
          </draw:rect>
          <draw:rect draw:style-name="gr16" draw:text-style-name="P2" draw:layer="layout" svg:width="0.831cm" svg:height="0.07cm" svg:x="2.084cm" svg:y="4.086cm">
            <text:p/>
          </draw:rect>
          <draw:rect draw:style-name="gr17" draw:text-style-name="P2" draw:layer="layout" svg:width="0.831cm" svg:height="0.069cm" svg:x="2.085cm" svg:y="3.956cm">
            <text:p/>
          </draw:rect>
          <draw:path draw:style-name="gr18" draw:text-style-name="P6" draw:layer="layout" svg:width="0.114cm" svg:height="0.112cm" svg:x="2.878cm" svg:y="2.824cm" svg:viewBox="0 0 115 113" svg:d="M58 0c33 0 57 24 57 57 0 32-24 56-57 56s-58-25-58-56c0-32 25-57 58-57z">
            <text:p/>
          </draw:path>
        </draw:g>
        <draw:g>
          <svg:title>Server (yellow)</svg:title>
          <svg:desc>www.draw-shapes.de</svg:desc>
          <draw:custom-shape draw:style-name="gr19" draw:text-style-name="P7" draw:layer="layout" svg:width="2cm" svg:height="3.5cm" svg:x="4.75cm" svg:y="1.5cm">
            <draw:glue-point draw:id="10" svg:x="3.75cm" svg:y="-5cm"/>
            <draw:glue-point draw:id="11" svg:x="2.5cm" svg:y="-5cm"/>
            <draw:glue-point draw:id="12" svg:x="-1.25cm" svg:y="-5cm"/>
            <draw:glue-point draw:id="13" svg:x="0cm" svg:y="-5cm"/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18.2227221597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rect draw:style-name="gr20" draw:text-style-name="P8" draw:layer="layout" svg:width="1.499cm" svg:height="0.25cm" svg:x="4.75cm" svg:y="4.75cm">
            <text:p/>
          </draw:rect>
          <draw:custom-shape draw:style-name="gr21" draw:text-style-name="P9" draw:layer="layout" svg:width="1.499cm" svg:height="2.998cm" svg:x="4.75cm" svg:y="2.002cm">
            <draw:glue-point draw:id="4" svg:x="-3.331cm" svg:y="5cm"/>
            <draw:glue-point draw:id="5" svg:x="-1.663cm" svg:y="5cm"/>
            <draw:glue-point draw:id="6" svg:x="1.673cm" svg:y="5cm"/>
            <draw:glue-point draw:id="7" svg:x="3.341cm" svg:y="5cm"/>
            <text:p/>
            <draw:enhanced-geometry svg:viewBox="0 0 21600 21600" draw:path-stretchpoint-x="10800" draw:path-stretchpoint-y="10800" draw:text-areas="?f3 ?f4 ?f5 ?f6" draw:type="round-rectangle" draw:modifiers="2767.93867688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yout" svg:width="1cm" svg:height="0.175cm" svg:x="5.007cm" svg:y="2.33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4" draw:layer="layout" svg:width="0.251cm" svg:height="0.083cm" svg:x="5.756cm" svg:y="2.5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1.174cm" svg:height="0.416cm" svg:x="4.916cm" svg:y="2.2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9" draw:layer="layout" svg:width="1cm" svg:height="0.175cm" svg:x="5.007cm" svg:y="2.33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9" draw:layer="layout" svg:width="0.251cm" svg:height="0.083cm" svg:x="5.756cm" svg:y="2.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1.173cm" svg:height="0.243cm" svg:x="4.923cm" svg:y="2.7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9" draw:layer="layout" svg:width="0.25cm" svg:height="0.083cm" svg:x="5.007cm" svg:y="2.837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8" draw:layer="layout" svg:x1="6.25cm" svg:y1="2.194cm" svg:x2="6.25cm" svg:y2="4.804cm">
            <text:p/>
          </draw:line>
          <draw:rect draw:style-name="gr30" draw:text-style-name="P8" draw:layer="layout" svg:width="0.831cm" svg:height="0.069cm" svg:x="5.083cm" svg:y="4.606cm">
            <text:p/>
          </draw:rect>
          <draw:rect draw:style-name="gr31" draw:text-style-name="P8" draw:layer="layout" svg:width="0.831cm" svg:height="0.069cm" svg:x="5.083cm" svg:y="4.476cm">
            <text:p/>
          </draw:rect>
          <draw:rect draw:style-name="gr32" draw:text-style-name="P8" draw:layer="layout" svg:width="0.83cm" svg:height="0.07cm" svg:x="5.084cm" svg:y="4.345cm">
            <text:p/>
          </draw:rect>
          <draw:rect draw:style-name="gr33" draw:text-style-name="P8" draw:layer="layout" svg:width="0.831cm" svg:height="0.069cm" svg:x="5.084cm" svg:y="4.216cm">
            <text:p/>
          </draw:rect>
          <draw:rect draw:style-name="gr34" draw:text-style-name="P8" draw:layer="layout" svg:width="0.831cm" svg:height="0.069cm" svg:x="5.084cm" svg:y="4.086cm">
            <text:p/>
          </draw:rect>
          <draw:rect draw:style-name="gr35" draw:text-style-name="P8" draw:layer="layout" svg:width="0.831cm" svg:height="0.069cm" svg:x="5.085cm" svg:y="3.956cm">
            <text:p/>
          </draw:rect>
          <draw:path draw:style-name="gr36" draw:text-style-name="P6" draw:layer="layout" svg:width="0.115cm" svg:height="0.112cm" svg:x="5.878cm" svg:y="2.823cm" svg:viewBox="0 0 116 113" svg:d="M58 0c33 0 58 24 58 57 0 32-25 56-58 56s-58-25-58-56c0-32 25-57 58-57z">
            <text:p/>
          </draw:path>
        </draw:g>
        <draw:custom-shape draw:style-name="gr37" draw:text-style-name="P10" draw:layer="layout" svg:width="9.5cm" svg:height="17.5cm" svg:x="1.75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6T17:02:10.001000000</meta:creation-date>
    <dc:date>2023-04-06T17:08:23.258000000</dc:date>
    <meta:editing-duration>PT5M48S</meta:editing-duration>
    <meta:editing-cycles>2</meta:editing-cycles>
    <meta:generator>LibreOffice/7.4.5.1$Windows_x86 LibreOffice_project/9c0871452b3918c1019dde9bfac75448afc4b57f</meta:generator>
    <meta:document-statistic meta:object-count="39"/>
  </office:meta>
</office:document-meta>
</file>